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7AB000030E4B9C68ADB.svm"/>
  <manifest:file-entry manifest:media-type="" manifest:full-path="Pictures/20000007000067410000360FBF3F8F43.svm"/>
  <manifest:file-entry manifest:media-type="" manifest:full-path="Pictures/200000070000677600003CE15601FF81.svm"/>
  <manifest:file-entry manifest:media-type="" manifest:full-path="Pictures/200000070000670C000033C9BD0AC3CF.svm"/>
  <manifest:file-entry manifest:media-type="" manifest:full-path="Pictures/20000007000066A20000360FEFA96645.svm"/>
  <manifest:file-entry manifest:media-type="" manifest:full-path="Pictures/20000007000067AB000036E2804261EF.svm"/>
  <manifest:file-entry manifest:media-type="" manifest:full-path="Pictures/20000007000066D7000034D19A2720E8.svm"/>
  <manifest:file-entry manifest:media-type="" manifest:full-path="Pictures/20000007000070F8000039C795FA5974.svm"/>
  <manifest:file-entry manifest:media-type="" manifest:full-path="Pictures/200000070000677600003F5C66E58F96.svm"/>
  <manifest:file-entry manifest:media-type="" manifest:full-path="Pictures/2000000700006741000038205DE76F69.svm"/>
  <manifest:file-entry manifest:media-type="" manifest:full-path="Pictures/20000007000066D70000335F3D11117A.svm"/>
  <manifest:file-entry manifest:media-type="" manifest:full-path="Pictures/200000070000666D000038F43265D31E.svm"/>
  <manifest:file-entry manifest:media-type="" manifest:full-path="Pictures/2000000700006741000037B625FE3556.svm"/>
  <manifest:file-entry manifest:media-type="" manifest:full-path="Pictures/2000000700006776000030E4D93442C7.svm"/>
  <manifest:file-entry manifest:media-type="" manifest:full-path="Pictures/20000007000067AB0000388A3CF56A55.svm"/>
  <manifest:file-entry manifest:media-type="" manifest:full-path="Pictures/2000000700006E7D00003AD07BDA8998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uebas locales con POSTMAN</text:p>
      <text:p text:style-name="Standard"/>
      <text:p text:style-name="Standard">Prueba de llamada sin filtro (lista completa)</text:p>
      <text:p text:style-name="Standard">JSON</text:p>
      <text:p text:style-name="Standard"><draw:frame draw:style-name="fr1" draw:name="gráficos1" text:anchor-type="paragraph" svg:width="6.6929in" svg:height="3.5626in" draw:z-index="0"><draw:image xlink:href="Pictures/2000000700006E7D00003AD07BDA8998.svm" xlink:type="simple" xlink:show="embed" xlink:actuate="onLoad"/></draw:frame></text:p>
      <text:p text:style-name="Standard">XML</text:p>
      <text:p text:style-name="Standard"><draw:frame draw:style-name="fr1" draw:name="gráficos2" text:anchor-type="paragraph" svg:width="6.6929in" svg:height="3.422in" draw:z-index="1"><draw:image xlink:href="Pictures/20000007000070F8000039C795FA5974.svm" xlink:type="simple" xlink:show="embed" xlink:actuate="onLoad"/></draw:frame></text:p>
      <text:p text:style-name="Standard">Prueba de llamada por numero</text:p>
      <text:p text:style-name="Standard">JSON</text:p>
      <text:p text:style-name="Standard"><draw:frame draw:style-name="fr2" draw:name="gráficos3" text:anchor-type="paragraph" svg:width="6.6929in" svg:height="3.9382in" draw:z-index="2"><draw:image xlink:href="Pictures/200000070000677600003CE15601FF81.svm" xlink:type="simple" xlink:show="embed" xlink:actuate="onLoad"/></draw:frame><text:soft-page-break/></text:p>
      <text:p text:style-name="Standard">XML</text:p>
      <text:p text:style-name="Standard"/>
      <text:p text:style-name="Standard"><draw:frame draw:style-name="fr1" draw:name="gráficos4" text:anchor-type="paragraph" svg:width="6.6929in" svg:height="3.7217in" draw:z-index="3"><draw:image xlink:href="Pictures/200000070000666D000038F43265D31E.svm" xlink:type="simple" xlink:show="embed" xlink:actuate="onLoad"/></draw:frame></text:p>
      <text:p text:style-name="Standard">Prueba de llamada por tipoPrimario</text:p>
      <text:p text:style-name="Standard"><draw:frame draw:style-name="fr2" draw:name="gráficos5" text:anchor-type="paragraph" svg:width="6.6929in" svg:height="4.0984in" draw:z-index="4"><draw:image xlink:href="Pictures/200000070000677600003F5C66E58F96.svm" xlink:type="simple" xlink:show="embed" xlink:actuate="onLoad"/></draw:frame><text:soft-page-break/></text:p>
      <text:p text:style-name="Standard">XML</text:p>
      <text:p text:style-name="Standard"><draw:frame draw:style-name="fr1" draw:name="gráficos6" text:anchor-type="paragraph" svg:width="6.6929in" svg:height="3.65in" draw:z-index="5"><draw:image xlink:href="Pictures/20000007000067AB0000388A3CF56A55.svm" xlink:type="simple" xlink:show="embed" xlink:actuate="onLoad"/></draw:frame></text:p>
      <text:p text:style-name="Standard">Llamada por tipoSecundario</text:p>
      <text:p text:style-name="Standard"/>
      <text:p text:style-name="Standard">JSON</text:p>
      <text:p text:style-name="Standard"><draw:frame draw:style-name="fr2" draw:name="gráficos7" text:anchor-type="paragraph" svg:width="6.6929in" svg:height="3.5429in" draw:z-index="6"><draw:image xlink:href="Pictures/20000007000067AB000036E2804261EF.svm" xlink:type="simple" xlink:show="embed" xlink:actuate="onLoad"/></draw:frame><text:soft-page-break/></text:p>
      <text:p text:style-name="Standard">XML </text:p>
      <text:p text:style-name="Standard"/>
      <text:p text:style-name="Standard"><draw:frame draw:style-name="fr1" draw:name="gráficos8" text:anchor-type="paragraph" svg:width="6.6929in" svg:height="3.5043in" draw:z-index="7"><draw:image xlink:href="Pictures/20000007000067410000360FBF3F8F43.svm" xlink:type="simple" xlink:show="embed" xlink:actuate="onLoad"/></draw:frame></text:p>
      <text:p text:style-name="Standard">Llamada por tipoPrimario y tipoSecundario</text:p>
      <text:p text:style-name="Standard">JSON</text:p>
      <text:p text:style-name="Standard"><draw:frame draw:style-name="fr2" draw:name="gráficos9" text:anchor-type="paragraph" svg:width="6.6929in" svg:height="3.611in" draw:z-index="8"><draw:image xlink:href="Pictures/2000000700006741000037B625FE3556.svm" xlink:type="simple" xlink:show="embed" xlink:actuate="onLoad"/></draw:frame><text:soft-page-break/></text:p>
      <text:p text:style-name="Standard">XML</text:p>
      <text:p text:style-name="Standard"/>
      <text:p text:style-name="Standard"><draw:frame draw:style-name="fr1" draw:name="gráficos10" text:anchor-type="paragraph" svg:width="6.6929in" svg:height="3.5252in" draw:z-index="9"><draw:image xlink:href="Pictures/20000007000066A20000360FEFA96645.svm" xlink:type="simple" xlink:show="embed" xlink:actuate="onLoad"/></draw:frame></text:p>
      <text:p text:style-name="Standard">Peticion Erronea</text:p>
      <text:p text:style-name="Standard"/>
      <text:p text:style-name="Standard">JSON</text:p>
      <text:p text:style-name="Standard"><draw:frame draw:style-name="fr2" draw:name="gráficos11" text:anchor-type="paragraph" svg:width="6.6929in" svg:height="3.1626in" draw:z-index="10"><draw:image xlink:href="Pictures/2000000700006776000030E4D93442C7.svm" xlink:type="simple" xlink:show="embed" xlink:actuate="onLoad"/></draw:frame><text:soft-page-break/></text:p>
      <text:p text:style-name="Standard"/>
      <text:p text:style-name="Standard">XML</text:p>
      <text:p text:style-name="Standard"><draw:frame draw:style-name="fr1" draw:name="gráficos12" text:anchor-type="paragraph" svg:width="6.6929in" svg:height="3.3634in" draw:z-index="11"><draw:image xlink:href="Pictures/200000070000670C000033C9BD0AC3CF.svm" xlink:type="simple" xlink:show="embed" xlink:actuate="onLoad"/></draw:frame></text:p>
      <text:p text:style-name="Standard"/>
      <text:p text:style-name="Standard">Tipo no existente en la tabla</text:p>
      <text:p text:style-name="Standard"/>
      <text:p text:style-name="Standard">JSON</text:p>
      <text:p text:style-name="Standard"><draw:frame draw:style-name="fr2" draw:name="gráficos13" text:anchor-type="paragraph" svg:width="6.6929in" svg:height="3.3429in" draw:z-index="12"><draw:image xlink:href="Pictures/20000007000066D70000335F3D11117A.svm" xlink:type="simple" xlink:show="embed" xlink:actuate="onLoad"/></draw:frame><text:soft-page-break/></text:p>
      <text:p text:style-name="Standard"/>
      <text:p text:style-name="Standard">XML</text:p>
      <text:p text:style-name="Standard"><draw:frame draw:style-name="fr1" draw:name="gráficos14" text:anchor-type="paragraph" svg:width="6.6929in" svg:height="3.4366in" draw:z-index="13"><draw:image xlink:href="Pictures/20000007000066D7000034D19A2720E8.svm" xlink:type="simple" xlink:show="embed" xlink:actuate="onLoad"/></draw:frame></text:p>
      <text:p text:style-name="Standard"/>
      <text:p text:style-name="Standard">No existen pokemon con esas caracteristicas</text:p>
      <text:p text:style-name="Standard"/>
      <text:p text:style-name="Standard">JSON</text:p>
      <text:p text:style-name="Standard"><draw:frame draw:style-name="fr2" draw:name="gráficos15" text:anchor-type="paragraph" svg:width="6.6929in" svg:height="3.1563in" draw:z-index="14"><draw:image xlink:href="Pictures/20000007000067AB000030E4B9C68ADB.svm" xlink:type="simple" xlink:show="embed" xlink:actuate="onLoad"/></draw:frame><text:soft-page-break/></text:p>
      <text:p text:style-name="Standard"/>
      <text:p text:style-name="Standard">XML</text:p>
      <text:p text:style-name="Standard"><draw:frame draw:style-name="fr1" draw:name="gráficos16" text:anchor-type="paragraph" svg:width="6.6929in" svg:height="3.6374in" draw:z-index="15"><draw:image xlink:href="Pictures/2000000700006741000038205DE76F69.svm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ardo Paez</meta:initial-creator>
    <meta:creation-date>2020-01-21T16:16:15</meta:creation-date>
    <meta:generator>OpenOffice/4.1.5$Win32 OpenOffice.org_project/415m1$Build-9789</meta:generator>
    <dc:date>2020-01-21T16:38:26.10</dc:date>
    <dc:creator>Ricardo Paez</dc:creator>
    <meta:editing-duration>PT22M12S</meta:editing-duration>
    <meta:editing-cycles>2</meta:editing-cycles>
    <meta:document-statistic meta:table-count="0" meta:image-count="16" meta:object-count="0" meta:page-count="8" meta:paragraph-count="24" meta:word-count="58" meta:character-count="342"/>
  </office:meta>
</office:document-meta>
</file>